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FOL</text:p>
      <text:p text:style-name="Standard"/>
      <text:p text:style-name="Standard">CASOS PRÁCTICOS DE CONTRATOS DE TRABAJO</text:p>
      <text:p text:style-name="Standard"/>
      <text:p text:style-name="Standard">1. Indica para los siguientes trabajadores el periodo de prueba máximo que según la ley puede establecerse:</text:p>
      <text:p text:style-name="Standard">a) Dos trabajadores contratados en prácticas durante 1 año, uno de los cuales tiene un<text:s/>titulo de FP de grado medio y otro de Fp de grado superior.</text:p>
      <text:p text:style-name="Standard"/>
      <text:p text:style-name="P2"/>
      <text:p text:style-name="Standard"/>
      <text:p text:style-name="Standard">b) Emilio, que es contratado por obra y servicio durante 3 meses, y José Miguel que es contratado de forma eventual por 2 meses.</text:p>
      <text:p text:style-name="Standard"/>
      <text:p text:style-name="Standard">c) Asunción, que es contratada para sustituir a otra trabajadora<text:s/>por maternidad durante 16 semanas con un contrato de interinidad.</text:p>
      <text:p text:style-name="Standard"/>
      <text:p text:style-name="Standard">d) Rodrigo, que acaba de firmar un contrato indefinido de apoyo al emprendedor.</text:p>
      <text:p text:style-name="Standard"/>
      <text:p text:style-name="Standard">2. Un teatro que va aproducir un nuevo espectáculo musical quiere contratar a un nuevo maquillador con la titulación de grado medio de FP de caracterización, mediante un contrato temporal, por el tiempo que la obra permanezca en cartel.</text:p>
      <text:p text:style-name="Standard">a) ¿Qué contrato se puede realizar y por qué?</text:p>
      <text:p text:style-name="Standard"/>
      <text:p text:style-name="Standard">b) ¿Cuál será la duración de este contrato?</text:p>
      <text:p text:style-name="Standard"/>
      <text:p text:style-name="Standard">c) Si la obra estuviese en cartelera 6 meses durante el año 2017, ¿cobraría alguna indemnización al finalizar el contrato? Indica el numero de días de indemnización que cobraría por los 6 meses.</text:p>
      <text:p text:style-name="Standard"/>
      <text:p text:style-name="Standard">3, Un informático va a ser contratado por una empresa en 2018 para elaborara su pagina web y una tienda online. En principio la duración se prevé de 2 meses pero no se sabe cuando terminará.</text:p>
      <text:p text:style-name="Standard">a) ¿Qué contrato se puede realizar y por qué?</text:p>
      <text:p text:style-name="Standard"/>
      <text:p text:style-name="Standard">b) ¿Es necesario poner una duración concreta en el contrato? ¿ Qué debería indicar?</text:p>
      <text:p text:style-name="Standard"/>
      <text:p text:style-name="Standard">c) Si la duración fuese de<text:s/>3 meses, <text:s/>¿cuantos días cobraría de indemnizaron por fin de contrato?</text:p>
      <text:p text:style-name="Standard"/>
      <text:p text:style-name="Standard">4. Indica cuál de los dos siguientes trabajadores se considera un fijo-discontinuo y cuál indefinido a tiempo parcial y <text:s/>por qué:</text:p>
      <text:p text:style-name="Standard">a) Bartolomé, se dedica a recoger la naranja todos los<text:s/>años más o menos desde octubre a diciembre.</text:p>
      <text:p text:style-name="Standard"/>
      <text:p text:style-name="Standard">b) Noelia, todos los años trabaja de camarera en un restaurante de la playa desde junio hasta agosto.</text:p>
      <text:p text:style-name="Standard"/>
      <text:p text:style-name="Standard">5. Indica qué contrato se realizaría en cada uno de los siguientes casos y por qué motivo:</text:p>
      <text:p text:style-name="Standard">a) Una empresa ha<text:s/>recibido unos pedidos muy superiores a los propios de las fechas de verano, y con la plantilla actual no puede hacer frente a los pedidos en los meses de julio y agosto.</text:p>
      <text:p text:style-name="Standard"/>
      <text:p text:style-name="Standard">b) Una residencia necesita sustituir a Margarita, que va a comenzar el descanso por<text:s/>maternidad de 16 semanas, así como también <text:s/>a otra trabajadora que ha sufrido un accidente con el coche y va a estar 3 semanas con el collarín.</text:p>
      <text:p text:style-name="Standard"/>
      <text:p text:style-name="Standard">c) Durante la campaña de Navidad, una perfumería va a contratar a una dependienta más para atender al público.</text:p>
      <text:p text:style-name="Standard"/>
      <text:p text:style-name="Standard">d) Cecilia Ramirez va a ser contratada como azafata en un congreso para los días 20 al 22 de abril.</text:p>
      <text:p text:style-name="Standard"/>
      <text:p text:style-name="Standard">e) Eduardo, tiene 23 años y solo ha trabajado 2 meses en su vida laboral. La empresa no tiene aumentos de pedidos ni obras concretas a realizar o sustituciones que realizar a trabajadores, por lo que busca alguna modalidad de contrato temporal de 3 meses para Eduard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</meta:initial-creator>
    <dc:creator> </dc:creator>
    <meta:creation-date>2018-01-25T09:26:00Z</meta:creation-date>
    <dc:date>2018-12-10T09:35:00Z</dc:date>
    <meta:template xlink:href="Normal.dotm" xlink:type="simple"/>
    <meta:editing-cycles>3</meta:editing-cycles>
    <meta:editing-duration>PT900S</meta:editing-duration>
    <meta:document-statistic meta:page-count="1" meta:paragraph-count="5" meta:word-count="448" meta:character-count="2913" meta:row-count="20" meta:non-whitespace-character-count="2470"/>
  </office:meta>
</office:document-meta>
</file>